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style:font-name="Times New Roman1" fo:font-size="12pt" style:font-size-asian="12pt" style:font-size-complex="12pt"/>
    </style:style>
    <style:style style:name="P8" style:family="paragraph" style:parent-style-name="Text_20_body">
      <style:text-properties style:font-name="Times New Roman1" fo:font-size="12pt" fo:language="en" fo:country="US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1" fo:font-size="12pt" fo:language="es" fo:country="E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Times New Roman1" fo:font-size="12pt" fo:language="es" fo:country="MX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.009cm" style:auto-text-indent="false"/>
      <style:text-properties style:font-name="Times New Roman1" fo:font-size="12pt" fo:language="es" fo:country="MX" style:font-size-asian="12pt" style:font-size-complex="12pt"/>
    </style:style>
    <style:style style:name="P14" style:family="paragraph" style:parent-style-name="Text_20_body">
      <style:paragraph-properties fo:margin-left="0cm" fo:margin-right="0cm" fo:text-indent="0.501cm" style:auto-text-indent="false"/>
      <style:text-properties style:font-name="Times New Roman1" fo:font-size="12pt" style:font-size-asian="12pt" style:font-size-complex="12pt"/>
    </style:style>
    <style:style style:name="P15" style:family="paragraph" style:parent-style-name="Sangría_20_2_20_de_20_t._20_independiente">
      <style:paragraph-properties fo:margin-left="6.535cm" fo:margin-right="0cm" fo:text-indent="-6.562cm" style:auto-text-indent="false"/>
      <style:text-properties style:font-name="Times New Roman1" fo:font-size="12pt" style:font-size-asian="12pt" style:font-size-complex="12pt"/>
    </style:style>
    <style:style style:name="P16" style:family="paragraph" style:parent-style-name="Text_20_body_20_indent">
      <style:text-properties style:font-name="Times New Roman1" fo:font-size="12pt" style:font-size-asian="12pt" style:font-size-complex="12pt"/>
    </style:style>
    <style:style style:name="P17" style:family="paragraph" style:parent-style-name="Normal_20__28_Web_29_">
      <style:paragraph-properties fo:margin-left="0cm" fo:margin-right="0cm" fo:margin-top="0cm" fo:margin-bottom="0cm" fo:text-indent="0.741cm" style:auto-text-indent="false"/>
      <style:text-properties style:font-name="Times New Roman1"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indent="0.773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0.794cm" style:auto-text-indent="false"/>
    </style:style>
    <style:style style:name="P20" style:family="paragraph" style:parent-style-name="Standard">
      <style:paragraph-properties fo:margin-left="5.597cm" fo:margin-right="0cm" fo:text-align="justify" style:justify-single-word="false" fo:text-indent="-5.618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Times New Roman1" fo:font-size="12pt" fo:language="es" fo:country="AR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2pt" fo:language="es" fo:country="MX" style:font-size-asian="12pt" style:font-size-complex="12pt"/>
    </style:style>
    <style:style style:name="P23" style:family="paragraph" style:parent-style-name="Standard">
      <style:paragraph-properties fo:margin-left="0cm" fo:margin-right="0cm" fo:text-indent="0.773cm" style:auto-text-indent="false"/>
    </style:style>
    <style:style style:name="P24" style:family="paragraph" style:parent-style-name="Heading_20_4">
      <style:text-properties style:font-name="Times New Roman1" fo:font-size="12pt" style:font-size-asian="12pt" style:font-size-complex="12pt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MUNICACIÓN N° 770-CM-14</text:p>
      <text:p text:style-name="P11"/>
      <text:p text:style-name="P11"/>
      <text:p text:style-name="P20"><text:span text:style-name="T3">DESCRIPCIÓN SINTÉTICA: </text:span>SE COMUNICA GOBIERNO NACIONAL ARBITRE MEDIDAS NECESARIAS PARA INSTALAR COMISIÓN MÉDICA EN LA CIUDAD. </text:p>
      <text:p text:style-name="P15"/>
      <text:p text:style-name="P15">ANTECEDENTES</text:p>
      <text:h text:style-name="P24" text:outline-level="4" text:is-list-header="true"/>
      <text:p text:style-name="P18">Ley Nacional 24241.</text:p>
      <text:p text:style-name="P18"/>
      <text:p text:style-name="P18">Resolución 1181/2010, Superintendencia de Riesgos del Trabajo. </text:p>
      <text:p text:style-name="P18"/>
      <text:p text:style-name="P18">Página oficial web de Superintendencia de Riesgos del Trabajo: <text:a xlink:type="simple" xlink:href="http://www.srt-gob.ar/"><text:span text:style-name="T4">www.srt</text:span></text:a><text:span text:style-name="T4">.</text:span><text:a xlink:type="simple" xlink:href="http://www.srt-gob.ar/"><text:span text:style-name="T4">gov.ar</text:span></text:a></text:p>
      <text:p text:style-name="P18"/>
      <text:p text:style-name="P17"/>
      <text:p text:style-name="P11">FUNDAMENTOS</text:p>
      <text:p text:style-name="P11"/>
      <text:p text:style-name="P19">Las Comisiones Médicas son las entidades encargadas de resolver las diferencias entre la Aseguradoras de Riesgo de Trabajo (ART) y los trabajadores damnificados, sobre el accidente laboral o enfermedad profesional, tanto en el porcentaje de incapacidad como en el tratamiento otorgado. </text:p>
      <text:p text:style-name="P19"/>
      <text:p text:style-name="P19">Ellas determinan la disminución de la capacidad laboral de los trabajadores incorporados en el sistema jubilatorio. Y además realizan la evaluación de otros beneficios previsionales como los establecidos por las siguientes leyes nacionales: ley 20475; ley 20888 y ley 24347. También en colaboración con ANSES deteterminan la invalidez en solicitantes y beneficiarios de leyes 18037 y 18038 y determinación de invalidez en derechohabientes de las mencionadas leyes.</text:p>
      <text:p text:style-name="P19"/>
      <text:p text:style-name="P19">Realizan el examen médico a trabajadores autónomos que ingresen al sistema previsional según lo establecido por Decreto 300/97.</text:p>
      <text:p text:style-name="P19"/>
      <text:p text:style-name="P19">La Comisión Médica que interviene emite un dictamen técnicamente fundando de acuerdo a los procedimientos establecidos y con la aplicación <text:s/>de los contenidos de las normas de evaluación, calificación y cuantificación de invalidez según la legislación vigente. Hay Comisiones Médicas en todo el país distribuidas geográficamente, y hay una Comisión Médica Central en la ciudad de Buenos Aires que interviene ante la apelación del dictamen de una Comisión Médica. </text:p>
      <text:p text:style-name="P19"/>
      <text:p text:style-name="P19">Ellas están conformadas de acuerdo a lo establecido por el artículo 51 de la ley 24241, por cinco médicos que son seleccionados mediante concurso público. Ellos cuentan con asesoramiento y colaboración de personal profesional, técnico y administrativo. Además se establece que como mínimo debe haber una Comisión por provincia y una en la Capital Federal.</text:p>
      <text:p text:style-name="P19"/>
      <text:p text:style-name="P19">En Río Negro funciona la Comisión Médica Nº 18 ubicada en la ciudad de Viedma, que tiene competencia en todo el territorio provincial, exceptuando la localidad de General Roca. </text:p>
      <text:p text:style-name="P19"/>
      <text:p text:style-name="P19">En este sentido, los trámites correspondientes a nuestra ciudad deben ser tramitados en la ciudad de Viedma, o en la ciudad de Neuquén, con lo cual en ambos casos la distancia genera un gran inconveniente a los trabajadores.</text:p>
      <text:p text:style-name="P19"/>
      <text:p text:style-name="P19"><text:soft-page-break/>Por ello, y con el objeto de generar un sistema más eficiente para las Comisiones Médicas, mejorando la atención a todos los trabajadores, creemos necesario se cree en la ciudad una Comisión Médica. </text:p>
      <text:p text:style-name="P21"/>
      <text:p text:style-name="P16">AUTORES: Concejales Leandro Lescano y Carmen Giménez (AFSP).</text:p>
      <text:p text:style-name="P16"/>
      <text:p text:style-name="P7">El proyecto original Nº 512/14, fue aprobado en la sesión del día 6 de marzo de 2014, según consta en el Acta Nº 1014/14. Por ello, en ejercicio de las atribuciones que le otorga el Art. 38 de la Carta Orgánica Municipal,</text:p>
      <text:p text:style-name="P7"/>
      <text:p text:style-name="P7">EL CONCEJO MUNICIPAL DE SAN CARLOS DE BARILOCHE</text:p>
      <text:p text:style-name="P7">SANCIONA CON CARÁCTER DE </text:p>
      <text:p text:style-name="P7"/>
      <text:p text:style-name="P8">COMUNICACIÓN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Art. <text:s/>1°) </text:p>
          </table:table-cell>
          <table:table-cell table:style-name="Tabla1.A1" office:value-type="string">
            <text:p text:style-name="P12">Se comunica al Poder Ejecutivo Nacional arbitre las medidas necesarias para instalar una Comisión Médica en la ciudad de San Carlos de Bariloche. </text:p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10">Art. <text:s/>2°)</text:p>
          </table:table-cell>
          <table:table-cell table:style-name="Tabla1.A1" office:value-type="string">
            <text:p text:style-name="Standard">Comuníquese. Dése a publicidad. Tómese razón. Cumplido, archívese.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3"/>
          </table:table-cell>
        </table:table-row>
      </table:table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Nadia </dc:creator>
    <dc:date>2014-03-14T13:25:24</dc:date>
    <meta:print-date>2014-03-14T12:44:49</meta:print-date>
    <meta:editing-cycles>27</meta:editing-cycles>
    <meta:editing-duration>PT19M</meta:editing-duration>
    <meta:generator>LibreOffice/3.5$Linux_X86_64 LibreOffice_project/350m1$Build-2</meta:generator>
    <meta:printed-by>Nadia </meta:printed-by>
    <meta:document-statistic meta:table-count="1" meta:image-count="1" meta:object-count="0" meta:page-count="2" meta:paragraph-count="25" meta:word-count="499" meta:character-count="3465" meta:non-whitespace-character-count="2808"/>
    <meta:user-defined meta:name="Información 1"/>
    <meta:user-defined meta:name="Información 2"/>
    <meta:user-defined meta:name="Información 3"/>
    <meta:user-defined meta:name="Información 4"/>
  </office:meta>
</office:document-meta>
</file>